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JetBrains Mono" svg:font-family="'JetBrains Mono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rsid="000e7238" officeooo:paragraph-rsid="000e7238"/>
    </style:style>
    <style:style style:name="P2" style:family="paragraph" style:parent-style-name="Heading_20_2">
      <style:text-properties officeooo:rsid="000e7238" officeooo:paragraph-rsid="000e7238"/>
    </style:style>
    <style:style style:name="P3" style:family="paragraph" style:parent-style-name="Preformatted_20_Text">
      <style:text-properties officeooo:rsid="000e7238" officeooo:paragraph-rsid="000e7238"/>
    </style:style>
    <style:style style:name="P4" style:family="paragraph" style:parent-style-name="Preformatted_20_Text">
      <style:text-properties officeooo:rsid="000f0da5" officeooo:paragraph-rsid="000f0da5"/>
    </style:style>
    <style:style style:name="P5" style:family="paragraph" style:parent-style-name="Preformatted_20_Text">
      <style:text-properties officeooo:rsid="000f0da5" officeooo:paragraph-rsid="00106776"/>
    </style:style>
    <style:style style:name="P6" style:family="paragraph" style:parent-style-name="Preformatted_20_Text">
      <style:text-properties officeooo:rsid="000f0da5" officeooo:paragraph-rsid="0018c696"/>
    </style:style>
    <style:style style:name="P7" style:family="paragraph" style:parent-style-name="Preformatted_20_Text">
      <style:text-properties fo:font-weight="bold" officeooo:rsid="000f0da5" officeooo:paragraph-rsid="000f0da5" style:font-weight-asian="bold" style:font-weight-complex="bold"/>
    </style:style>
    <style:style style:name="P8" style:family="paragraph" style:parent-style-name="Preformatted_20_Text">
      <style:text-properties fo:font-weight="bold" officeooo:rsid="000f0da5" officeooo:paragraph-rsid="0018c696" style:font-weight-asian="bold" style:font-weight-complex="bold"/>
    </style:style>
    <style:style style:name="P9" style:family="paragraph" style:parent-style-name="Preformatted_20_Text">
      <style:text-properties fo:font-weight="bold" officeooo:rsid="00106776" officeooo:paragraph-rsid="00106776" style:font-weight-asian="bold" style:font-weight-complex="bold"/>
    </style:style>
    <style:style style:name="P10" style:family="paragraph" style:parent-style-name="Preformatted_20_Text">
      <style:text-properties fo:font-weight="bold" officeooo:rsid="00106776" officeooo:paragraph-rsid="00184435" style:font-weight-asian="bold" style:font-weight-complex="bold"/>
    </style:style>
    <style:style style:name="P11" style:family="paragraph" style:parent-style-name="Preformatted_20_Text">
      <style:text-properties fo:font-weight="bold" officeooo:rsid="00106776" officeooo:paragraph-rsid="0019d87b" style:font-weight-asian="bold" style:font-weight-complex="bold"/>
    </style:style>
    <style:style style:name="P12" style:family="paragraph" style:parent-style-name="Preformatted_20_Text">
      <style:text-properties fo:font-weight="bold" officeooo:rsid="0011fa35" officeooo:paragraph-rsid="0011fa35" style:font-weight-asian="bold" style:font-weight-complex="bold"/>
    </style:style>
    <style:style style:name="P13" style:family="paragraph" style:parent-style-name="Preformatted_20_Text">
      <style:text-properties fo:font-weight="bold" officeooo:rsid="0011fa35" officeooo:paragraph-rsid="0013f7a7" style:font-weight-asian="bold" style:font-weight-complex="bold"/>
    </style:style>
    <style:style style:name="P14" style:family="paragraph" style:parent-style-name="Preformatted_20_Text">
      <style:text-properties fo:font-weight="bold" officeooo:rsid="0018c696" officeooo:paragraph-rsid="0018c696" style:font-weight-asian="bold" style:font-weight-complex="bold"/>
    </style:style>
    <style:style style:name="P15" style:family="paragraph" style:parent-style-name="Preformatted_20_Text">
      <style:text-properties fo:font-weight="bold" officeooo:rsid="0019d87b" officeooo:paragraph-rsid="0019d87b" style:font-weight-asian="bold" style:font-weight-complex="bold"/>
    </style:style>
    <style:style style:name="P16" style:family="paragraph" style:parent-style-name="Preformatted_20_Text">
      <style:text-properties fo:font-weight="normal" officeooo:rsid="000f0da5" officeooo:paragraph-rsid="000f0da5" style:font-weight-asian="normal" style:font-weight-complex="normal"/>
    </style:style>
    <style:style style:name="P17" style:family="paragraph" style:parent-style-name="Preformatted_20_Text">
      <style:text-properties fo:font-weight="normal" officeooo:rsid="00106776" officeooo:paragraph-rsid="00106776" style:font-weight-asian="normal" style:font-weight-complex="normal"/>
    </style:style>
    <style:style style:name="P18" style:family="paragraph" style:parent-style-name="Preformatted_20_Text">
      <style:text-properties fo:font-weight="normal" officeooo:rsid="0011fa35" officeooo:paragraph-rsid="0013f7a7" style:font-weight-asian="normal" style:font-weight-complex="normal"/>
    </style:style>
    <style:style style:name="P19" style:family="paragraph" style:parent-style-name="Preformatted_20_Text">
      <style:text-properties fo:font-weight="normal" officeooo:rsid="0014a816" officeooo:paragraph-rsid="0014a816" style:font-weight-asian="normal" style:font-weight-complex="normal"/>
    </style:style>
    <style:style style:name="P20" style:family="paragraph" style:parent-style-name="Preformatted_20_Text">
      <style:text-properties fo:font-weight="normal" officeooo:rsid="0019d87b" officeooo:paragraph-rsid="0019d87b" style:font-weight-asian="normal" style:font-weight-complex="normal"/>
    </style:style>
    <style:style style:name="P21" style:family="paragraph" style:parent-style-name="Preformatted_20_Text">
      <style:text-properties officeooo:rsid="0011fa35" officeooo:paragraph-rsid="0011fa35"/>
    </style:style>
    <style:style style:name="P22" style:family="paragraph" style:parent-style-name="Preformatted_20_Text">
      <style:text-properties officeooo:paragraph-rsid="0011fa35"/>
    </style:style>
    <style:style style:name="P23" style:family="paragraph" style:parent-style-name="Preformatted_20_Text">
      <style:text-properties officeooo:paragraph-rsid="0014a816"/>
    </style:style>
    <style:style style:name="P24" style:family="paragraph" style:parent-style-name="Preformatted_20_Text">
      <style:text-properties fo:font-style="italic" fo:font-weight="normal" officeooo:rsid="000f0da5" officeooo:paragraph-rsid="000f0da5" style:font-style-asian="italic" style:font-weight-asian="normal" style:font-style-complex="italic" style:font-weight-complex="normal"/>
    </style:style>
    <style:style style:name="P25" style:family="paragraph" style:parent-style-name="Preformatted_20_Text">
      <style:text-properties fo:font-style="italic" fo:font-weight="normal" officeooo:rsid="000f0da5" officeooo:paragraph-rsid="0014a816" style:font-style-asian="italic" style:font-weight-asian="normal" style:font-style-complex="italic" style:font-weight-complex="normal"/>
    </style:style>
    <style:style style:name="P26" style:family="paragraph" style:parent-style-name="Preformatted_20_Text">
      <style:text-properties fo:font-style="italic" fo:font-weight="normal" officeooo:rsid="0014a816" officeooo:paragraph-rsid="0014a816" style:font-style-asian="italic" style:font-weight-asian="normal" style:font-style-complex="italic" style:font-weight-complex="normal"/>
    </style:style>
    <style:style style:name="P27" style:family="paragraph" style:parent-style-name="Preformatted_20_Text">
      <style:text-properties fo:font-style="italic" fo:font-weight="normal" officeooo:rsid="0014a816" officeooo:paragraph-rsid="00164cbf" style:font-style-asian="italic" style:font-weight-asian="normal" style:font-style-complex="italic" style:font-weight-complex="normal"/>
    </style:style>
    <style:style style:name="P28" style:family="paragraph" style:parent-style-name="Preformatted_20_Text">
      <style:text-properties fo:font-style="italic" fo:font-weight="normal" officeooo:rsid="000e7238" officeooo:paragraph-rsid="000e7238" style:font-style-asian="italic" style:font-weight-asian="normal" style:font-style-complex="italic" style:font-weight-complex="normal"/>
    </style:style>
    <style:style style:name="P29" style:family="paragraph" style:parent-style-name="Preformatted_20_Text">
      <style:text-properties fo:font-style="italic" fo:font-weight="normal" officeooo:rsid="000e7238" officeooo:paragraph-rsid="00184435" style:font-style-asian="italic" style:font-weight-asian="normal" style:font-style-complex="italic" style:font-weight-complex="normal"/>
    </style:style>
    <style:style style:name="P30" style:family="paragraph" style:parent-style-name="Preformatted_20_Text">
      <style:text-properties fo:font-style="italic" fo:font-weight="normal" officeooo:rsid="000e7238" officeooo:paragraph-rsid="001bcc68" style:font-style-asian="italic" style:font-weight-asian="normal" style:font-style-complex="italic" style:font-weight-complex="normal"/>
    </style:style>
    <style:style style:name="P31" style:family="paragraph" style:parent-style-name="Preformatted_20_Text">
      <style:text-properties fo:font-style="italic" fo:font-weight="normal" officeooo:rsid="00164cbf" officeooo:paragraph-rsid="00164cbf" style:font-style-asian="italic" style:font-weight-asian="normal" style:font-style-complex="italic" style:font-weight-complex="normal"/>
    </style:style>
    <style:style style:name="P32" style:family="paragraph" style:parent-style-name="Preformatted_20_Text">
      <style:text-properties fo:font-style="italic" fo:font-weight="normal" officeooo:rsid="00184435" officeooo:paragraph-rsid="00184435" style:font-style-asian="italic" style:font-weight-asian="normal" style:font-style-complex="italic" style:font-weight-complex="normal"/>
    </style:style>
    <style:style style:name="P33" style:family="paragraph" style:parent-style-name="Preformatted_20_Text">
      <style:text-properties officeooo:paragraph-rsid="00184435"/>
    </style:style>
    <style:style style:name="P34" style:family="paragraph" style:parent-style-name="Preformatted_20_Text">
      <style:text-properties officeooo:paragraph-rsid="0018c696"/>
    </style:style>
    <style:style style:name="P35" style:family="paragraph" style:parent-style-name="Preformatted_20_Text">
      <style:text-properties fo:font-size="8pt" fo:font-style="italic" style:font-size-asian="8pt" style:font-style-asian="italic" style:font-size-complex="8pt" style:font-style-complex="italic"/>
    </style:style>
    <style:style style:name="P36" style:family="paragraph" style:parent-style-name="Preformatted_20_Text">
      <style:text-properties officeooo:paragraph-rsid="00106776"/>
    </style:style>
    <style:style style:name="P37" style:family="paragraph" style:parent-style-name="Preformatted_20_Text">
      <style:text-properties officeooo:paragraph-rsid="0019d87b"/>
    </style:style>
    <style:style style:name="P38" style:family="paragraph" style:parent-style-name="Preformatted_20_Text">
      <style:text-properties officeooo:rsid="0019d87b" officeooo:paragraph-rsid="0019d87b"/>
    </style:style>
    <style:style style:name="P39" style:family="paragraph" style:parent-style-name="Preformatted_20_Text">
      <style:text-properties officeooo:paragraph-rsid="001bcc68"/>
    </style:style>
    <style:style style:name="T1" style:family="text">
      <style:text-properties officeooo:rsid="000f0d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0da5" style:font-weight-asian="bold" style:font-weight-complex="bold"/>
    </style:style>
    <style:style style:name="T4" style:family="text">
      <style:text-properties fo:font-weight="bold" officeooo:rsid="00106776" style:font-weight-asian="bold" style:font-weight-complex="bold"/>
    </style:style>
    <style:style style:name="T5" style:family="text">
      <style:text-properties fo:font-weight="bold" officeooo:rsid="0011fa35" style:font-weight-asian="bold" style:font-weight-complex="bold"/>
    </style:style>
    <style:style style:name="T6" style:family="text">
      <style:text-properties fo:font-weight="bold" officeooo:rsid="0014a816" style:font-weight-asian="bold" style:font-weight-complex="bold"/>
    </style:style>
    <style:style style:name="T7" style:family="text">
      <style:text-properties fo:font-weight="bold" officeooo:rsid="0018c696" style:font-weight-asian="bold" style:font-weight-complex="bold"/>
    </style:style>
    <style:style style:name="T8" style:family="text">
      <style:text-properties fo:font-weight="bold" officeooo:rsid="0019d87b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06776" style:font-weight-asian="normal" style:font-weight-complex="normal"/>
    </style:style>
    <style:style style:name="T11" style:family="text">
      <style:text-properties fo:font-weight="normal" officeooo:rsid="0011fa35" style:font-weight-asian="normal" style:font-weight-complex="normal"/>
    </style:style>
    <style:style style:name="T12" style:family="text">
      <style:text-properties fo:font-weight="normal" officeooo:rsid="0013f7a7" style:font-weight-asian="normal" style:font-weight-complex="normal"/>
    </style:style>
    <style:style style:name="T13" style:family="text">
      <style:text-properties fo:font-weight="normal" officeooo:rsid="0014a816" style:font-weight-asian="normal" style:font-weight-complex="normal"/>
    </style:style>
    <style:style style:name="T14" style:family="text">
      <style:text-properties fo:font-weight="normal" officeooo:rsid="00184435" style:font-weight-asian="normal" style:font-weight-complex="normal"/>
    </style:style>
    <style:style style:name="T15" style:family="text">
      <style:text-properties fo:font-weight="normal" officeooo:rsid="000f0da5" style:font-weight-asian="normal" style:font-weight-complex="normal"/>
    </style:style>
    <style:style style:name="T16" style:family="text">
      <style:text-properties fo:font-weight="normal" officeooo:rsid="0018c696" style:font-weight-asian="normal" style:font-weight-complex="normal"/>
    </style:style>
    <style:style style:name="T17" style:family="text">
      <style:text-properties fo:font-weight="normal" officeooo:rsid="0019d87b" style:font-weight-asian="normal" style:font-weight-complex="normal"/>
    </style:style>
    <style:style style:name="T18" style:family="text">
      <style:text-properties officeooo:rsid="00106776"/>
    </style:style>
    <style:style style:name="T19" style:family="text">
      <style:text-properties officeooo:rsid="0013f7a7"/>
    </style:style>
    <style:style style:name="T20" style:family="text">
      <style:text-properties style:font-name="DejaVu Sans Mono" fo:font-size="10pt" fo:font-weight="normal" officeooo:rsid="0011fa35" style:font-name-asian="DejaVu Sans Mono" style:font-size-asian="10pt" style:font-weight-asian="normal" style:font-name-complex="DejaVu Sans Mono" style:font-size-complex="10pt" style:font-weight-complex="normal"/>
    </style:style>
    <style:style style:name="T21" style:family="text">
      <style:text-properties style:font-name="DejaVu Sans Mono" fo:font-size="10pt" fo:font-weight="normal" officeooo:rsid="00106776" style:font-name-asian="DejaVu Sans Mono" style:font-size-asian="10pt" style:font-weight-asian="normal" style:font-name-complex="DejaVu Sans Mono" style:font-size-complex="10pt" style:font-weight-complex="normal"/>
    </style:style>
    <style:style style:name="T22" style:family="text">
      <style:text-properties style:font-name="DejaVu Sans Mono" fo:font-size="10pt" fo:font-weight="normal" officeooo:rsid="00184435" style:font-name-asian="DejaVu Sans Mono" style:font-size-asian="10pt" style:font-weight-asian="normal" style:font-name-complex="DejaVu Sans Mono" style:font-size-complex="10pt" style:font-weight-complex="normal"/>
    </style:style>
    <style:style style:name="T23" style:family="text">
      <style:text-properties style:font-name="DejaVu Sans Mono" fo:font-size="10pt" fo:font-style="italic" fo:font-weight="normal" officeooo:rsid="00164cbf" style:font-name-asian="DejaVu Sans Mono" style:font-size-asian="10pt" style:font-style-asian="italic" style:font-weight-asian="normal" style:font-name-complex="DejaVu Sans Mono" style:font-size-complex="10pt" style:font-style-complex="italic" style:font-weight-complex="normal"/>
    </style:style>
    <style:style style:name="T24" style:family="text">
      <style:text-properties style:font-name="DejaVu Sans Mono" fo:font-size="10pt" fo:font-style="italic" fo:font-weight="normal" officeooo:rsid="00184435" style:font-name-asian="DejaVu Sans Mono" style:font-size-asian="10pt" style:font-style-asian="italic" style:font-weight-asian="normal" style:font-name-complex="DejaVu Sans Mono" style:font-size-complex="10pt" style:font-style-complex="italic" style:font-weight-complex="normal"/>
    </style:style>
    <style:style style:name="T25" style:family="text">
      <style:text-properties style:font-name="DejaVu Sans Mono" fo:font-size="10pt" fo:font-style="italic" fo:font-weight="normal" officeooo:rsid="001bcc68" style:font-name-asian="DejaVu Sans Mono" style:font-size-asian="10pt" style:font-style-asian="italic" style:font-weight-asian="normal" style:font-name-complex="DejaVu Sans Mono" style:font-size-complex="10pt" style:font-style-complex="italic" style:font-weight-complex="normal"/>
    </style:style>
    <style:style style:name="T26" style:family="text">
      <style:text-properties officeooo:rsid="0014a816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14a816" style:font-style-asian="italic" style:font-style-complex="italic"/>
    </style:style>
    <style:style style:name="T29" style:family="text">
      <style:text-properties fo:font-style="italic" fo:font-weight="normal" officeooo:rsid="00164cbf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0e7238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84435" style:font-style-asian="italic" style:font-weight-asian="normal" style:font-style-complex="italic" style:font-weight-complex="normal"/>
    </style:style>
    <style:style style:name="T32" style:family="text">
      <style:text-properties officeooo:rsid="00164cbf"/>
    </style:style>
    <style:style style:name="T33" style:family="text">
      <style:text-properties officeooo:rsid="00184435"/>
    </style:style>
    <style:style style:name="T34" style:family="text">
      <style:text-properties style:text-position="super 58%" fo:font-weight="normal" officeooo:rsid="00184435" style:font-weight-asian="normal" style:font-weight-complex="normal"/>
    </style:style>
    <style:style style:name="T35" style:family="text">
      <style:text-properties officeooo:rsid="0018c696"/>
    </style:style>
    <style:style style:name="T36" style:family="text">
      <style:text-properties fo:font-size="8pt" fo:font-style="italic" fo:font-weight="normal" officeooo:rsid="0018c696" style:font-size-asian="8pt" style:font-style-asian="italic" style:font-weight-asian="normal" style:font-size-complex="8pt" style:font-style-complex="italic" style:font-weight-complex="normal"/>
    </style:style>
    <style:style style:name="T37" style:family="text">
      <style:text-properties fo:font-size="8pt" fo:font-style="italic" style:font-size-asian="8pt" style:font-style-asian="italic" style:font-size-complex="8pt" style:font-style-complex="italic"/>
    </style:style>
    <style:style style:name="T38" style:family="text">
      <style:text-properties fo:font-size="8pt" fo:font-style="italic" officeooo:rsid="0018c696" style:font-size-asian="8pt" style:font-style-asian="italic" style:font-size-complex="8pt" style:font-style-complex="italic"/>
    </style:style>
    <style:style style:name="T39" style:family="text">
      <style:text-properties fo:font-size="8pt" fo:font-style="italic" fo:font-weight="bold" officeooo:rsid="0018c696" style:font-size-asian="8pt" style:font-style-asian="italic" style:font-weight-asian="bold" style:font-size-complex="8pt" style:font-style-complex="italic" style:font-weight-complex="bold"/>
    </style:style>
    <style:style style:name="T40" style:family="text">
      <style:text-properties officeooo:rsid="0019d87b"/>
    </style:style>
    <style:style style:name="T41" style:family="text">
      <style:text-properties officeooo:rsid="001bcc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rt 1</text:h>
      <text:h text:style-name="P2" text:outline-level="2">a)</text:h>
      <text:p text:style-name="P28">** <text:tab/><text:span text:style-name="T32">Apply the Proposal 1 algorithm to the square matrix M of size n.</text:span></text:p>
      <text:p text:style-name="P28"><text:tab/><text:span text:style-name="T32">M is the matrix, represented with an array of length n x n.</text:span></text:p>
      <text:p text:style-name="P28"><text:tab/><text:span text:style-name="T32">The (i,j) element is accessed by (i*n + j)</text:span></text:p>
      <text:p text:style-name="P28"><text:tab/><text:span text:style-name="T32">g is the value to find *</text:span></text:p>
      <text:p text:style-name="P3"><text:span text:style-name="T3">f</text:span><text:span text:style-name="T2">unction</text:span> Proposal1(M, n, g)</text:p>
      <text:p text:style-name="P3"><text:tab/><text:span text:style-name="T3">for</text:span><text:span text:style-name="T1"> 0 &lt;= i &lt; n </text:span><text:span text:style-name="T3">do</text:span></text:p>
      <text:p text:style-name="P3"><text:tab/><text:tab/><text:span text:style-name="T3">for</text:span><text:span text:style-name="T1"> 0 &lt;= j &lt; n </text:span><text:span text:style-name="T3">do</text:span></text:p>
      <text:p text:style-name="P3"><text:tab/><text:tab/><text:tab/><text:span text:style-name="T3">if</text:span><text:span text:style-name="T1"> (M[i*n + j] = g) </text:span><text:span text:style-name="T3">then</text:span></text:p>
      <text:p text:style-name="P3"><text:tab/><text:tab/><text:tab/><text:tab/><text:span text:style-name="T3">return</text:span><text:span text:style-name="T1"> pair(i, j)</text:span></text:p>
      <text:p text:style-name="P3"><text:tab/><text:tab/><text:tab/><text:span text:style-name="T3">end</text:span><text:span text:style-name="T1"> </text:span><text:span text:style-name="T3">if</text:span></text:p>
      <text:p text:style-name="P3"><text:tab/><text:tab/><text:span text:style-name="T3">end</text:span><text:span text:style-name="T1"> </text:span><text:span text:style-name="T3">for</text:span></text:p>
      <text:p text:style-name="P3"><text:tab/><text:span text:style-name="T3">end</text:span><text:span text:style-name="T1"> </text:span><text:span text:style-name="T3">for</text:span></text:p>
      <text:p text:style-name="P3"><text:tab/><text:span text:style-name="T3">return</text:span><text:span text:style-name="T1"> pair(-1, -1)</text:span></text:p>
      <text:p text:style-name="P4"><text:span text:style-name="T2">end</text:span> <text:span text:style-name="T2">function</text:span></text:p>
      <text:p text:style-name="P4"><text:span text:style-name="T2"/></text:p>
      <text:p text:style-name="P25">** <text:tab/><text:span text:style-name="T26">Calculate the power pow of ten </text:span></text:p>
      <text:p text:style-name="P25"><text:span text:style-name="T26"><text:s text:c="3"/><text:tab/>pow is a non-negative integer</text:span></text:p>
      <text:p text:style-name="P25"><text:span text:style-name="T26"><text:tab/>returns an integer *</text:span></text:p>
      <text:p text:style-name="P12">function <text:span text:style-name="T9">powOfTen(pow)</text:span></text:p>
      <text:p text:style-name="P22"><text:span text:style-name="T11"><text:tab/></text:span><text:span text:style-name="T5">if</text:span><text:span text:style-name="T11"> pow </text:span><text:span text:style-name="T20">&gt;</text:span><text:span text:style-name="T11"> 0 </text:span><text:span text:style-name="T5">then</text:span></text:p>
      <text:p text:style-name="P13"><text:tab/><text:tab/>return<text:span text:style-name="T9"> 10 * powOfTen(pow - </text:span><text:span text:style-name="T12">1</text:span><text:span text:style-name="T9">)</text:span></text:p>
      <text:p text:style-name="P12"><text:tab/>end if</text:p>
      <text:p text:style-name="P13"><text:tab/>return <text:span text:style-name="T9">1</text:span></text:p>
      <text:p text:style-name="P12">end function</text:p>
      <text:p text:style-name="P4"><text:span text:style-name="T2"/></text:p>
      <text:p text:style-name="P16">*<text:span text:style-name="T27">* <text:tab/></text:span><text:span text:style-name="T28">Apply the counting sort algoritm to the array M’s portion</text:span></text:p>
      <text:p text:style-name="P26"><text:tab/>starting from position s and of length n.</text:p>
      <text:p text:style-name="P26"><text:tab/>This algorithm sorts the elements based on the values of the m-rightmost digit </text:p>
      <text:p text:style-name="P27"><text:tab/><text:span text:style-name="T32">M is the matrix, represented with an array of length n * n</text:span></text:p>
      <text:p text:style-name="P26"><text:tab/>s is the starting position where to start sorting from </text:p>
      <text:p text:style-name="P26"><text:tab/>n is the length of the <text:span text:style-name="T32">array</text:span> portion to sort</text:p>
      <text:p text:style-name="P19"><text:span text:style-name="T27"><text:tab/>m is the digit to sort by *</text:span></text:p>
      <text:p text:style-name="P12">function <text:span text:style-name="T9">counting_sort_by_digit(M, s, n, m)</text:span></text:p>
      <text:p text:style-name="P12"><text:span text:style-name="T9"><text:tab/>C ← new array(10) of zeros</text:span></text:p>
      <text:p text:style-name="P12"><text:span text:style-name="T9"><text:tab/>div ← </text:span><text:span text:style-name="T12">powOfTen(m)</text:span></text:p>
      <text:p text:style-name="P12"><text:span text:style-name="T12"><text:tab/></text:span><text:span text:style-name="T19">for</text:span><text:span text:style-name="T12"> 0 &lt;= i &lt; n </text:span><text:span text:style-name="T19">do</text:span></text:p>
      <text:p text:style-name="P18"><text:tab/><text:tab/><text:span text:style-name="T19">idx </text:span>← <text:span text:style-name="T19">(M[s+i] / div) % 10</text:span></text:p>
      <text:p text:style-name="P18"><text:tab/><text:tab/><text:span text:style-name="T19">C[idx] </text:span>← <text:span text:style-name="T19">C[idx] + 1</text:span></text:p>
      <text:p text:style-name="P12"><text:tab/><text:span text:style-name="T19">end for</text:span></text:p>
      <text:p text:style-name="P12"/>
      <text:p text:style-name="P12"><text:tab/><text:span text:style-name="T19">for </text:span><text:span text:style-name="T12">1 &lt;= i &lt; 10 </text:span><text:span text:style-name="T19">do</text:span></text:p>
      <text:p text:style-name="P12"><text:tab/><text:tab/><text:span text:style-name="T12">C[i] = C[i-1]</text:span></text:p>
      <text:p text:style-name="P12"><text:tab/><text:span text:style-name="T19">end for</text:span></text:p>
      <text:p text:style-name="P12"/>
      <text:p text:style-name="P23"><text:span text:style-name="T5"><text:tab/></text:span><text:span text:style-name="T13">B</text:span><text:span text:style-name="T11"> ← new array(</text:span><text:span text:style-name="T20">n</text:span><text:span text:style-name="T11">) of zeros</text:span></text:p>
      <text:p text:style-name="P23"><text:span text:style-name="T11"><text:tab/></text:span><text:span text:style-name="T6">for</text:span><text:span text:style-name="T13"> n-1 &lt; i &lt;= 0 </text:span><text:span text:style-name="T6"><text:s/>do</text:span></text:p>
      <text:p text:style-name="P23"><text:span text:style-name="T6"><text:tab/><text:tab/></text:span><text:span text:style-name="T13">val = (M[s+i] / div) % 10</text:span></text:p>
      <text:p text:style-name="P23"><text:span text:style-name="T13"><text:tab/><text:tab/>B[C[val]-1] = M[s+i]</text:span></text:p>
      <text:p text:style-name="P23"><text:span text:style-name="T13"><text:tab/><text:tab/>C[val] </text:span><text:span text:style-name="T11">← </text:span><text:span text:style-name="T13">C[val] - 1</text:span><text:span text:style-name="T11"> </text:span></text:p>
      <text:p text:style-name="P23"><text:span text:style-name="T6"><text:tab/>end for</text:span></text:p>
      <text:p text:style-name="P23"><text:soft-page-break/><text:span text:style-name="T6"><text:tab/></text:span></text:p>
      <text:p text:style-name="P23"><text:span text:style-name="T6"><text:tab/>for </text:span><text:span text:style-name="T13">0 &lt;= i &lt; n </text:span><text:span text:style-name="T6">do</text:span></text:p>
      <text:p text:style-name="P23"><text:span text:style-name="T6"><text:tab/><text:tab/></text:span><text:span text:style-name="T13">A[s+i] </text:span><text:span text:style-name="T11">← </text:span><text:span text:style-name="T13">B[i]</text:span></text:p>
      <text:p text:style-name="P23"><text:span text:style-name="T6"><text:tab/>end for</text:span></text:p>
      <text:p text:style-name="P23"><text:span text:style-name="T13"/></text:p>
      <text:p text:style-name="P12">end function</text:p>
      <text:p text:style-name="P4"><text:span text:style-name="T2"/></text:p>
      <text:p text:style-name="P24">**<text:tab/><text:span text:style-name="T32">Apply the radix sort algorithm to the portion of the array M, starting at <text:tab/>position s and of length n.</text:span></text:p>
      <text:p text:style-name="P31"><text:tab/>M is the matrix, represented with an array of length n * n</text:p>
      <text:p text:style-name="P31"><text:tab/>s is the starting position where to start sorting from</text:p>
      <text:p text:style-name="P31"><text:tab/>n is the length of the array portion to sort</text:p>
      <text:p text:style-name="P31"><text:tab/>m is the max length of the elements contained in M *</text:p>
      <text:p text:style-name="P21"><text:span text:style-name="T2">function </text:span><text:span text:style-name="T9">radix_sort(M, s, n, m)</text:span></text:p>
      <text:p text:style-name="P21"><text:span text:style-name="T9"><text:tab/>m ← m-1</text:span></text:p>
      <text:p text:style-name="P21"><text:span text:style-name="T9"><text:tab/></text:span><text:span text:style-name="T2">if </text:span><text:span text:style-name="T9">m &gt; 0 </text:span><text:span text:style-name="T2">then</text:span></text:p>
      <text:p text:style-name="P21"><text:span text:style-name="T2"><text:tab/><text:tab/></text:span><text:span text:style-name="T9">radix_sort(M, s, n, m)</text:span></text:p>
      <text:p text:style-name="P21"><text:span text:style-name="T9"><text:tab/></text:span><text:span text:style-name="T2">end if</text:span></text:p>
      <text:p text:style-name="P21"><text:span text:style-name="T9"><text:tab/>counting_sort_by_digit(M, s, n, m)</text:span></text:p>
      <text:p text:style-name="P12">end function</text:p>
      <text:p text:style-name="P4"><text:span text:style-name="T2"/></text:p>
      <text:p text:style-name="P24">** <text:tab/><text:span text:style-name="T33">Modified version of binary_search, which returns, if found, the index of the element g in the portion of the array A, starting at position s and of length n, otherwise it returns -1.</text:span></text:p>
      <text:p text:style-name="P24"><text:tab/><text:span text:style-name="T33">A is the array to search in, sorted at least in the range [s, s+n[</text:span></text:p>
      <text:p text:style-name="P24"><text:tab/><text:span text:style-name="T33">s is the array position where to start searching</text:span></text:p>
      <text:p text:style-name="P33"><text:span text:style-name="T31"><text:tab/></text:span><text:span text:style-name="T29">n is the length of the array portion to </text:span><text:span text:style-name="T23">s</text:span><text:span text:style-name="T24">earch</text:span></text:p>
      <text:p text:style-name="P32"><text:tab/>g is the element we are searching for *</text:p>
      <text:p text:style-name="P4"><text:span text:style-name="T2">function </text:span><text:span text:style-name="T9">binary_search(</text:span><text:span text:style-name="T14">A</text:span><text:span text:style-name="T9">, </text:span><text:span text:style-name="T14">s,</text:span><text:span text:style-name="T9"> n, g)</text:span></text:p>
      <text:p text:style-name="P4"><text:span text:style-name="T9"><text:tab/>min ← </text:span><text:span text:style-name="T10">0</text:span></text:p>
      <text:p text:style-name="P4"><text:span text:style-name="T10"><text:tab/>max ← n</text:span></text:p>
      <text:p text:style-name="P4"><text:span text:style-name="T10"><text:tab/></text:span><text:span text:style-name="T4">while</text:span><text:span text:style-name="T10"> min &lt;= max </text:span><text:span text:style-name="T4">do</text:span></text:p>
      <text:p text:style-name="P4"><text:span text:style-name="T10"><text:tab/><text:tab/>mid ← (max + min) / 2</text:span></text:p>
      <text:p text:style-name="P4"><text:span text:style-name="T10"><text:tab/><text:tab/></text:span><text:span text:style-name="T4">if</text:span><text:span text:style-name="T10"> A[mid] = g </text:span><text:span text:style-name="T4">then</text:span></text:p>
      <text:p text:style-name="P4"><text:span text:style-name="T4"><text:tab/><text:tab/><text:tab/>return </text:span><text:span text:style-name="T10">mid</text:span></text:p>
      <text:p text:style-name="P5"><text:span text:style-name="T10"><text:tab/><text:tab/></text:span><text:span text:style-name="T4">else if </text:span><text:span text:style-name="T10">A[mid] &gt; g </text:span><text:span text:style-name="T4">then</text:span></text:p>
      <text:p text:style-name="P5"><text:span text:style-name="T4"><text:tab/><text:tab/><text:tab/></text:span><text:span text:style-name="T10">max ← mid - 1</text:span></text:p>
      <text:p text:style-name="P5"><text:span text:style-name="T4"><text:tab/><text:tab/>else</text:span></text:p>
      <text:p text:style-name="P5"><text:span text:style-name="T4"><text:tab/><text:tab/><text:tab/></text:span><text:span text:style-name="T10">min ← mid + 1</text:span></text:p>
      <text:p text:style-name="P5"><text:span text:style-name="T10"><text:tab/><text:tab/></text:span><text:span text:style-name="T4">end if</text:span></text:p>
      <text:p text:style-name="P4"><text:span text:style-name="T10"><text:tab/></text:span><text:span text:style-name="T4">end while</text:span></text:p>
      <text:p text:style-name="P4"><text:span text:style-name="T4"><text:tab/>return</text:span><text:span text:style-name="T10"> -1</text:span></text:p>
      <text:p text:style-name="P7">end function</text:p>
      <text:p text:style-name="P7"/>
      <text:p text:style-name="P33"><text:span text:style-name="T30">** <text:tab/></text:span><text:span text:style-name="T29">Apply the Proposal </text:span><text:span text:style-name="T23">2</text:span><text:span text:style-name="T29"> algorithm to the square matrix M of size n.</text:span></text:p>
      <text:p text:style-name="P29"><text:tab/><text:span text:style-name="T32">M is the matrix, represented with an array of length n x n.</text:span></text:p>
      <text:p text:style-name="P29"><text:tab/><text:span text:style-name="T32">g is the value to find *</text:span></text:p>
      <text:p text:style-name="P9">function <text:span text:style-name="T9">Proposal2(M, n, g)</text:span></text:p>
      <text:p text:style-name="P10"><text:span text:style-name="T9"><text:tab/></text:span><text:span text:style-name="T14">len </text:span><text:span text:style-name="T9">← </text:span><text:span text:style-name="T14">Max length of the values in M</text:span></text:p>
      <text:p text:style-name="P9"><text:span text:style-name="T9"><text:tab/></text:span>for<text:span text:style-name="T9"> 0 &lt;= i &lt; n </text:span>do</text:p>
      <text:p text:style-name="P10"><text:span text:style-name="T11"><text:tab/><text:tab/>// </text:span><text:span text:style-name="T14">start position is the beginning of the i</text:span><text:span text:style-name="T34">th</text:span><text:span text:style-name="T14"> row</text:span></text:p>
      <text:p text:style-name="P9"><text:tab/><text:tab/><text:span text:style-name="T9">radix_sort(M, </text:span><text:span text:style-name="T14">i*n</text:span><text:span text:style-name="T11">, n, </text:span><text:span text:style-name="T14">len</text:span><text:span text:style-name="T11">) </text:span></text:p>
      <text:p text:style-name="P10"><text:span text:style-name="T11"><text:tab/><text:tab/></text:span><text:span text:style-name="T14">idx </text:span><text:span text:style-name="T9">← </text:span><text:span text:style-name="T14">binary_search(M, i*n, n, g)</text:span></text:p>
      <text:p text:style-name="P10"><text:span text:style-name="T14"><text:tab/><text:tab/></text:span><text:span text:style-name="T33">if</text:span><text:span text:style-name="T14"> idx != -1</text:span></text:p>
      <text:p text:style-name="P10"><text:span text:style-name="T14"><text:tab/><text:tab/><text:tab/>return pair(i, idx)</text:span></text:p>
      <text:p text:style-name="P10"><text:span text:style-name="T14"><text:tab/><text:tab/></text:span><text:span text:style-name="T33">else</text:span></text:p>
      <text:p text:style-name="P10"><text:tab/><text:tab/><text:tab/><text:span text:style-name="T14">return pair(-1, -1)</text:span></text:p>
      <text:p text:style-name="P10"><text:span text:style-name="T14"><text:tab/><text:tab/></text:span><text:span text:style-name="T33">end if</text:span></text:p>
      <text:p text:style-name="P9"><text:soft-page-break/><text:tab/>end for</text:p>
      <text:p text:style-name="P9">end function</text:p>
      <text:p text:style-name="P17"/>
      <text:p text:style-name="P36"><text:span text:style-name="T10">** </text:span><text:span text:style-name="T17">Modified version of binary_search, that determines which row can potentially contain the value g, based only on the first element of each row and returns the row index if found, otherwise -1</text:span></text:p>
      <text:p text:style-name="P20">M is the matrix to search in, represented as an array of length n*n</text:p>
      <text:p text:style-name="P20">n is the matrix size</text:p>
      <text:p text:style-name="P20">g is the value to search for</text:p>
      <text:p text:style-name="P14">function <text:span text:style-name="T9">modified_binary_search(M, n, g)</text:span></text:p>
      <text:p text:style-name="P14"><text:span text:style-name="T9"><text:tab/></text:span><text:span text:style-name="T15">min ← </text:span><text:span text:style-name="T10">0</text:span></text:p>
      <text:p text:style-name="P6"><text:span text:style-name="T10"><text:tab/>max ← n</text:span></text:p>
      <text:p text:style-name="P6"><text:span text:style-name="T10"><text:tab/></text:span><text:span text:style-name="T4">while</text:span><text:span text:style-name="T10"> min &lt;= max </text:span><text:span text:style-name="T4">do</text:span></text:p>
      <text:p text:style-name="P6"><text:span text:style-name="T10"><text:tab/><text:tab/>mid ← (max + min) / 2</text:span></text:p>
      <text:p text:style-name="P35"><text:tab/><text:tab/>// If first element of the row is greater than g, then reset max and continue</text:p>
      <text:p text:style-name="P34"><text:span text:style-name="T10"><text:tab/><text:tab/></text:span><text:span text:style-name="T4">if</text:span><text:span text:style-name="T10"> A[mid*</text:span><text:span text:style-name="T16">n</text:span><text:span text:style-name="T10">] </text:span><text:span text:style-name="T21">&gt;</text:span><text:span text:style-name="T10"> g </text:span><text:span text:style-name="T4">then</text:span></text:p>
      <text:p text:style-name="P6"><text:span text:style-name="T4"><text:tab/><text:tab/><text:tab/></text:span><text:span text:style-name="T16">max </text:span><text:span text:style-name="T10">← </text:span><text:span text:style-name="T16">mid – 1</text:span></text:p>
      <text:p text:style-name="P6"><text:span text:style-name="T7"><text:tab/><text:tab/>else <text:s/></text:span></text:p>
      <text:p text:style-name="P34"><text:span text:style-name="T39"><text:tab/><text:tab/><text:tab/></text:span><text:span text:style-name="T36">//</text:span><text:span text:style-name="T37">If last element of the row is g</text:span><text:span text:style-name="T38">reater than or equal to</text:span><text:span text:style-name="T37"> g, I found the row</text:span></text:p>
      <text:p text:style-name="P6"><text:span text:style-name="T7"><text:tab/><text:tab/><text:tab/>if</text:span><text:span text:style-name="T16"> M[mid*n + (n-1)] &gt;= g </text:span><text:span text:style-name="T7">then</text:span></text:p>
      <text:p text:style-name="P6"><text:span text:style-name="T7"><text:tab/><text:tab/><text:tab/><text:tab/>return </text:span><text:span text:style-name="T16">mid</text:span></text:p>
      <text:p text:style-name="P6"><text:span text:style-name="T16"><text:tab/><text:tab/><text:tab/></text:span><text:span text:style-name="T7">else</text:span></text:p>
      <text:p text:style-name="P6"><text:span text:style-name="T7"><text:tab/><text:tab/><text:tab/><text:tab/></text:span><text:span text:style-name="T16">min </text:span><text:span text:style-name="T10">← </text:span><text:span text:style-name="T16">mid + 1</text:span></text:p>
      <text:p text:style-name="P6"><text:span text:style-name="T16"><text:tab/><text:tab/><text:tab/></text:span><text:span text:style-name="T7">end if</text:span></text:p>
      <text:p text:style-name="P6"><text:span text:style-name="T10"><text:tab/><text:tab/></text:span><text:span text:style-name="T4">end if</text:span></text:p>
      <text:p text:style-name="P8"><text:span text:style-name="T10"><text:tab/></text:span><text:span text:style-name="T18">end while</text:span></text:p>
      <text:p text:style-name="P8"><text:tab/><text:span text:style-name="T35">return </text:span><text:span text:style-name="T16">-1</text:span></text:p>
      <text:p text:style-name="P14">end function</text:p>
      <text:p text:style-name="P14"/>
      <text:p text:style-name="P39"><text:span text:style-name="T30">** <text:tab/></text:span><text:span text:style-name="T29">Apply the Proposal </text:span><text:span text:style-name="T23">3</text:span><text:span text:style-name="T29"> algorithm to the square matrix M of size n.</text:span></text:p>
      <text:p text:style-name="P30"><text:tab/><text:span text:style-name="T32">M is the matrix, represented with an array of length n x n.</text:span></text:p>
      <text:p text:style-name="P30"><text:tab/><text:span text:style-name="T32">g is the value to find *</text:span></text:p>
      <text:p text:style-name="P15">function <text:span text:style-name="T9">Proposal3</text:span><text:span text:style-name="T10">(M, n, g)</text:span></text:p>
      <text:p text:style-name="P11"><text:span text:style-name="T14"><text:tab/>len </text:span><text:span text:style-name="T9">← </text:span><text:span text:style-name="T14">Max length of the values in M</text:span></text:p>
      <text:p text:style-name="P37"><text:span text:style-name="T10"><text:tab/></text:span><text:span text:style-name="T11">radix_sort(M, </text:span><text:span text:style-name="T20">0</text:span><text:span text:style-name="T11">, n*</text:span><text:span text:style-name="T17">n</text:span><text:span text:style-name="T11">, </text:span><text:span text:style-name="T14">len</text:span><text:span text:style-name="T11">)</text:span></text:p>
      <text:p text:style-name="P37"><text:span text:style-name="T11"/></text:p>
      <text:p text:style-name="P37"><text:span text:style-name="T11"><text:tab/></text:span><text:span text:style-name="T17">rowIndex </text:span><text:span text:style-name="T10">← </text:span><text:span text:style-name="T16">modified_binary_search</text:span><text:span text:style-name="T17">(M, n, g)</text:span></text:p>
      <text:p text:style-name="P38"><text:span text:style-name="T9"><text:tab/></text:span><text:span text:style-name="T2">if</text:span><text:span text:style-name="T9"> rowIndex = -1 </text:span><text:span text:style-name="T2">then</text:span></text:p>
      <text:p text:style-name="P38"><text:span text:style-name="T2"><text:tab/><text:tab/>return </text:span><text:span text:style-name="T9">pair(-1, -1)</text:span></text:p>
      <text:p text:style-name="P38"><text:span text:style-name="T2"><text:tab/>end if</text:span></text:p>
      <text:p text:style-name="P38"><text:span text:style-name="T2"/></text:p>
      <text:p text:style-name="P37"><text:span text:style-name="T8"><text:tab/></text:span><text:span text:style-name="T17">colIndex </text:span><text:span text:style-name="T10">← </text:span><text:span text:style-name="T15">binary_search(</text:span><text:span text:style-name="T22">M</text:span><text:span text:style-name="T15">, </text:span><text:span text:style-name="T17">rowIndex *n</text:span><text:span text:style-name="T14">,</text:span><text:span text:style-name="T15"> n, g)</text:span></text:p>
      <text:p text:style-name="P37"><text:span text:style-name="T15"><text:tab/></text:span><text:span text:style-name="T8">if</text:span><text:span text:style-name="T17"> colIndex = -1 </text:span><text:span text:style-name="T8">then</text:span></text:p>
      <text:p text:style-name="P37"><text:span text:style-name="T8"><text:tab/><text:tab/>return</text:span><text:span text:style-name="T17"> pair(-1, -1)</text:span></text:p>
      <text:p text:style-name="P37"><text:span text:style-name="T17"><text:tab/></text:span><text:span text:style-name="T8">end if</text:span></text:p>
      <text:p text:style-name="P37"><text:span text:style-name="T8"/></text:p>
      <text:p text:style-name="P37"><text:span text:style-name="T8"><text:tab/>return </text:span><text:span text:style-name="T17">pair(rowIndex, colIndex)</text:span></text:p>
      <text:p text:style-name="P15">end fun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JetBrains Mono" svg:font-family="'JetBrains Mono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6T17:47:51.660720959</meta:creation-date>
    <dc:date>2020-06-07T00:30:01.587720852</dc:date>
    <meta:editing-duration>PT29M28S</meta:editing-duration>
    <meta:editing-cycles>4</meta:editing-cycles>
    <meta:generator>LibreOffice/6.3.6.2$Linux_X86_64 LibreOffice_project/30$Build-2</meta:generator>
    <meta:document-statistic meta:table-count="0" meta:image-count="0" meta:object-count="0" meta:page-count="3" meta:paragraph-count="140" meta:word-count="835" meta:character-count="4028" meta:non-whitespace-character-count="3140"/>
  </office:meta>
</office:document-meta>
</file>